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nctionParser.compileString( String valu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unctionParser.parseParams( StringReader read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1">
            <text:p text:style-name="Table_20_Contents">3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FunctionParser.makeFunction( StringReader read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